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_llegir_disk" table:style-name="ta1">
        <table:shapes>
          <draw:frame draw:z-index="0" draw:style-name="gr1" draw:text-style-name="P1" svg:width="9.318cm" svg:height="7.045cm" svg:x="6.653cm" svg:y="4.967cm">
            <draw:object draw:notify-on-update-of-ranges="out_llegir_disk.C5:out_llegir_disk.C8 out_llegir_disk.P5:out_llegir_disk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 table:number-columns-repeated="11"/>
          <table:table-cell office:value-type="string" calcext:value-type="string">
            <text:p>Mitjana(s)</text:p>
          </table:table-cell>
          <table:table-cell office:value-type="string" calcext:value-type="string">
            <text:p>Bandwith(MB/s)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159176" calcext:value-type="float">
            <text:p>1,159176</text:p>
          </table:table-cell>
          <table:table-cell office:value-type="float" office:value="1.201298" calcext:value-type="float">
            <text:p>1,201298</text:p>
          </table:table-cell>
          <table:table-cell office:value-type="float" office:value="1.234714" calcext:value-type="float">
            <text:p>1,234714</text:p>
          </table:table-cell>
          <table:table-cell office:value-type="float" office:value="1.084676" calcext:value-type="float">
            <text:p>1,084676</text:p>
          </table:table-cell>
          <table:table-cell office:value-type="float" office:value="1.091248" calcext:value-type="float">
            <text:p>1,091248</text:p>
          </table:table-cell>
          <table:table-cell office:value-type="float" office:value="1.092934" calcext:value-type="float">
            <text:p>1,092934</text:p>
          </table:table-cell>
          <table:table-cell office:value-type="float" office:value="1.078367" calcext:value-type="float">
            <text:p>1,078367</text:p>
          </table:table-cell>
          <table:table-cell office:value-type="float" office:value="1.080429" calcext:value-type="float">
            <text:p>1,080429</text:p>
          </table:table-cell>
          <table:table-cell office:value-type="float" office:value="1.08326" calcext:value-type="float">
            <text:p>1,08326</text:p>
          </table:table-cell>
          <table:table-cell office:value-type="float" office:value="1.084132" calcext:value-type="float">
            <text:p>1,084132</text:p>
          </table:table-cell>
          <table:table-cell office:value-type="float" office:value="1.06201" calcext:value-type="float">
            <text:p>1,06201</text:p>
          </table:table-cell>
          <table:table-cell table:formula="of:=AVERAGE([.D5:.N5])" office:value-type="float" office:value="1.11384036363636" calcext:value-type="float">
            <text:p>1,11384036363636</text:p>
          </table:table-cell>
          <table:table-cell table:formula="of:=[.C5]/[.O5]" office:value-type="float" office:value="14.3647155574114" calcext:value-type="float">
            <text:p>14,3647155574114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.178862" calcext:value-type="float">
            <text:p>2,178862</text:p>
          </table:table-cell>
          <table:table-cell office:value-type="float" office:value="2.093786" calcext:value-type="float">
            <text:p>2,093786</text:p>
          </table:table-cell>
          <table:table-cell office:value-type="float" office:value="2.177262" calcext:value-type="float">
            <text:p>2,177262</text:p>
          </table:table-cell>
          <table:table-cell office:value-type="float" office:value="2.101304" calcext:value-type="float">
            <text:p>2,101304</text:p>
          </table:table-cell>
          <table:table-cell office:value-type="float" office:value="2.068472" calcext:value-type="float">
            <text:p>2,068472</text:p>
          </table:table-cell>
          <table:table-cell office:value-type="float" office:value="2.07289" calcext:value-type="float">
            <text:p>2,07289</text:p>
          </table:table-cell>
          <table:table-cell office:value-type="float" office:value="2.10672" calcext:value-type="float">
            <text:p>2,10672</text:p>
          </table:table-cell>
          <table:table-cell office:value-type="float" office:value="2.05573" calcext:value-type="float">
            <text:p>2,05573</text:p>
          </table:table-cell>
          <table:table-cell office:value-type="float" office:value="2.037765" calcext:value-type="float">
            <text:p>2,037765</text:p>
          </table:table-cell>
          <table:table-cell office:value-type="float" office:value="2.124242" calcext:value-type="float">
            <text:p>2,124242</text:p>
          </table:table-cell>
          <table:table-cell office:value-type="float" office:value="2.01664" calcext:value-type="float">
            <text:p>2,01664</text:p>
          </table:table-cell>
          <table:table-cell table:formula="of:=AVERAGE([.D6:.N6])" office:value-type="float" office:value="2.09397027272727" calcext:value-type="float">
            <text:p>2,09397027272727</text:p>
          </table:table-cell>
          <table:table-cell table:formula="of:=[.C6]/[.O6]" office:value-type="float" office:value="15.2819743512031" calcext:value-type="float">
            <text:p>15,2819743512031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.259025" calcext:value-type="float">
            <text:p>4,259025</text:p>
          </table:table-cell>
          <table:table-cell office:value-type="float" office:value="4.240113" calcext:value-type="float">
            <text:p>4,240113</text:p>
          </table:table-cell>
          <table:table-cell office:value-type="float" office:value="4.63058" calcext:value-type="float">
            <text:p>4,63058</text:p>
          </table:table-cell>
          <table:table-cell office:value-type="float" office:value="4.599646" calcext:value-type="float">
            <text:p>4,599646</text:p>
          </table:table-cell>
          <table:table-cell office:value-type="float" office:value="4.265412" calcext:value-type="float">
            <text:p>4,265412</text:p>
          </table:table-cell>
          <table:table-cell office:value-type="float" office:value="4.376476" calcext:value-type="float">
            <text:p>4,376476</text:p>
          </table:table-cell>
          <table:table-cell office:value-type="float" office:value="4.548511" calcext:value-type="float">
            <text:p>4,548511</text:p>
          </table:table-cell>
          <table:table-cell office:value-type="float" office:value="4.255575" calcext:value-type="float">
            <text:p>4,255575</text:p>
          </table:table-cell>
          <table:table-cell office:value-type="float" office:value="4.171067" calcext:value-type="float">
            <text:p>4,171067</text:p>
          </table:table-cell>
          <table:table-cell office:value-type="float" office:value="4.217093" calcext:value-type="float">
            <text:p>4,217093</text:p>
          </table:table-cell>
          <table:table-cell office:value-type="float" office:value="4.259031" calcext:value-type="float">
            <text:p>4,259031</text:p>
          </table:table-cell>
          <table:table-cell table:formula="of:=AVERAGE([.D7:.N7])" office:value-type="float" office:value="4.34750263636364" calcext:value-type="float">
            <text:p>4,34750263636364</text:p>
          </table:table-cell>
          <table:table-cell table:formula="of:=[.C7]/[.O7]" office:value-type="float" office:value="14.7210951557999" calcext:value-type="float">
            <text:p>14,7210951557999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.223247" calcext:value-type="float">
            <text:p>9,223247</text:p>
          </table:table-cell>
          <table:table-cell office:value-type="float" office:value="8.575792" calcext:value-type="float">
            <text:p>8,575792</text:p>
          </table:table-cell>
          <table:table-cell office:value-type="float" office:value="8.654187" calcext:value-type="float">
            <text:p>8,654187</text:p>
          </table:table-cell>
          <table:table-cell office:value-type="float" office:value="8.721949" calcext:value-type="float">
            <text:p>8,721949</text:p>
          </table:table-cell>
          <table:table-cell office:value-type="float" office:value="8.684064" calcext:value-type="float">
            <text:p>8,684064</text:p>
          </table:table-cell>
          <table:table-cell office:value-type="float" office:value="8.73416" calcext:value-type="float">
            <text:p>8,73416</text:p>
          </table:table-cell>
          <table:table-cell office:value-type="float" office:value="9.012563" calcext:value-type="float">
            <text:p>9,012563</text:p>
          </table:table-cell>
          <table:table-cell office:value-type="float" office:value="9.103927" calcext:value-type="float">
            <text:p>9,103927</text:p>
          </table:table-cell>
          <table:table-cell office:value-type="float" office:value="8.620019" calcext:value-type="float">
            <text:p>8,620019</text:p>
          </table:table-cell>
          <table:table-cell office:value-type="float" office:value="8.883137" calcext:value-type="float">
            <text:p>8,883137</text:p>
          </table:table-cell>
          <table:table-cell office:value-type="float" office:value="9.509588" calcext:value-type="float">
            <text:p>9,509588</text:p>
          </table:table-cell>
          <table:table-cell table:formula="of:=AVERAGE([.D8:.N8])" office:value-type="float" office:value="8.88387572727273" calcext:value-type="float">
            <text:p>8,88387572727273</text:p>
          </table:table-cell>
          <table:table-cell table:formula="of:=[.C8]/[.O8]" office:value-type="float" office:value="14.4081259046714" calcext:value-type="float">
            <text:p>14,4081259046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3T20:04:52.653190484</dc:date>
    <meta:editing-duration>PT6M30S</meta:editing-duration>
    <meta:editing-cycles>5</meta:editing-cycles>
    <meta:document-statistic meta:table-count="1" meta:cell-count="5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19cm" svg:height="7.046cm" xlink:href=".." xlink:type="simple" chart:class="chart:line" chart:style-name="ch1">
        <chart:plot-area chart:style-name="ch2" table:cell-range-address="out_llegir_disk.C5:out_llegir_disk.C8 out_llegir_disk.P5:out_llegir_disk.P8" chart:data-source-has-labels="both" svg:x="0.678cm" svg:y="0.131cm" svg:width="8.731cm" svg:height="6.299cm">
          <chart:coordinate-region svg:x="1.59cm" svg:y="0.33cm" svg:width="7.539cm" svg:height="5.453cm"/>
          <chart:axis chart:dimension="x" chart:name="primary-x" chart:style-name="ch3" chartooo:axis-type="auto">
            <chartooo:date-scale/>
            <chart:title svg:x="4.179cm" svg:y="6.486cm" chart:style-name="ch4">
              <text:p>MegaBytes</text:p>
            </chart:title>
            <chart:categories table:cell-range-address="out_llegir_disk.C5:out_llegir_disk.C8"/>
          </chart:axis>
          <chart:axis chart:dimension="y" chart:name="primary-y" chart:style-name="ch3">
            <chart:title svg:x="0cm" svg:y="4.475cm" chart:style-name="ch5">
              <text:p>Bandwith(MB/s)</text:p>
            </chart:title>
            <chart:grid chart:style-name="ch6" chart:class="major"/>
          </chart:axis>
          <chart:series chart:style-name="ch7" chart:values-cell-range-address="out_llegir_disk.P5:out_llegir_disk.P8" loext:label-string="user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</text:p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out_llegir_disk.C5:out_llegir_disk.C8</svg:desc>
                </draw:g>
              </table:table-cell>
              <table:table-cell office:value-type="float" office:value="14.3647155574114">
                <text:p>14.3647155574114</text:p>
                <draw:g>
                  <svg:desc>out_llegir_disk.P5:out_llegir_disk.P8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.2819743512031">
                <text:p>15.28197435120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.7210951557999">
                <text:p>14.72109515579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.4081259046714">
                <text:p>14.4081259046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